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file-8b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GB values produced by various color values sent to Milight control bo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 are an 8 bit value corresponding to the pulse width sent on each channel, where 255 = 100% on and 0 = 0% 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 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20:46:16.375988924</dc:date>
    <dc:creator>Nathan Holmes</dc:creator>
    <meta:editing-duration>PT9M50S</meta:editing-duration>
    <meta:editing-cycles>1</meta:editing-cycles>
    <meta:document-statistic meta:table-count="1" meta:cell-count="1030" meta:object-count="0"/>
    <meta:generator>LibreOffice/4.3.7.2$Linux_X86_64 LibreOffice_project/430m0$Build-2</meta:generator>
  </office:meta>
</office:document-meta>
</file>